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c83" officeooo:paragraph-rsid="000dfc83"/>
    </style:style>
    <style:style style:name="P2" style:family="paragraph" style:parent-style-name="Standard">
      <style:text-properties officeooo:rsid="000f8aeb" officeooo:paragraph-rsid="000f8aeb"/>
    </style:style>
    <style:style style:name="P3" style:family="paragraph" style:parent-style-name="Standard">
      <style:text-properties officeooo:rsid="000fead2" officeooo:paragraph-rsid="000fead2"/>
    </style:style>
    <style:style style:name="P4" style:family="paragraph" style:parent-style-name="Standard">
      <style:text-properties officeooo:rsid="00107e86" officeooo:paragraph-rsid="00107e86"/>
    </style:style>
    <style:style style:name="P5" style:family="paragraph" style:parent-style-name="Standard">
      <style:text-properties officeooo:rsid="0011936b" officeooo:paragraph-rsid="0011936b"/>
    </style:style>
    <style:style style:name="T1" style:family="text">
      <style:text-properties officeooo:rsid="00119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V-Projekt Pflichtenheft</text:p>
      <text:p text:style-name="P1"/>
      <text:p text:style-name="P1">Währungsumrechner</text:p>
      <text:p text:style-name="P1"/>
      <text:p text:style-name="P1"/>
      <text:p text:style-name="P1"/>
      <text:p text:style-name="P2">Funktionelle Anforderungen:</text:p>
      <text:p text:style-name="P1"/>
      <text:p text:style-name="P1"><text:span text:style-name="T1">Muss</text:span>:</text:p>
      <text:p text:style-name="P1">Währungen Rechnen</text:p>
      <text:p text:style-name="P1">Währungen auswählen</text:p>
      <text:p text:style-name="P3">20 gängigste Währungen</text:p>
      <text:p text:style-name="P3">Möglichkeit zum Tauschen der Eingabe- und Ausgabewährungen</text:p>
      <text:p text:style-name="P5">Möglichkeit zum Eingeben eines Werts</text:p>
      <text:p text:style-name="P3"/>
      <text:p text:style-name="P1"/>
      <text:p text:style-name="P1"><text:span text:style-name="T1">Kann</text:span>:</text:p>
      <text:p text:style-name="P2">API für aktuelle Umrechnungswerte</text:p>
      <text:p text:style-name="P3">Anzeige eines Umrechnungsverlaufs</text:p>
      <text:p text:style-name="P4">Möglichkeit zur Speicherung des aktuellen Umrechnungswerts um später Veränderung anzeigen zu können</text:p>
      <text:p text:style-name="P2"/>
      <text:p text:style-name="P2"/>
      <text:p text:style-name="P5">GUI:</text:p>
      <text:p text:style-name="P2"/>
      <text:p text:style-name="P2"><text:span text:style-name="T1">Muss</text:span>:</text:p>
      <text:p text:style-name="P2">GUI mit Eingabefeld und Ausgabe</text:p>
      <text:p text:style-name="P2">Drop-Down mit Währungsauswahl <text:span text:style-name="T1">unter</text:span></text:p>
      <text:p text:style-name="P2">Button zur Umrechnung</text:p>
      <text:p text:style-name="P3">Anzeige der Landesflagge der Währung <text:span text:style-name="T1">neben dem Währungsnamen</text:span></text:p>
      <text:p text:style-name="P5">Button um Eingabe- und Ausgabewährung zu Tauschen zwischen den Feldern</text:p>
      <text:p text:style-name="P5">Feld von Buttons mit Ziffern 1-9 unterhalb</text:p>
      <text:p text:style-name="P2"/>
      <text:p text:style-name="P2"><text:span text:style-name="T1">Kann</text:span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20:00:36.970000000</meta:creation-date>
    <dc:date>2022-10-23T20:46:34.646000000</dc:date>
    <meta:editing-duration>PT5M16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2" meta:word-count="85" meta:character-count="668" meta:non-whitespace-character-count="605"/>
  </office:meta>
</office:document-meta>
</file>